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in Modern Mono Light" svg:font-family="'Latin Modern Mono Light'" style:font-pitch="fixed"/>
    <style:font-face style:name="Latin Modern Mono Prop Light" svg:font-family="'Latin Modern Mono Prop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2.305cm"/>
    </style:style>
    <style:style style:name="Table1.B" style:family="table-column">
      <style:table-column-properties style:column-width="1.69cm"/>
    </style:style>
    <style:style style:name="Table1.C" style:family="table-column">
      <style:table-column-properties style:column-width="1.799cm"/>
    </style:style>
    <style:style style:name="Table1.D" style:family="table-column">
      <style:table-column-properties style:column-width="2.593cm"/>
    </style:style>
    <style:style style:name="Table1.E" style:family="table-column">
      <style:table-column-properties style:column-width="2.011cm"/>
    </style:style>
    <style:style style:name="Table1.F" style:family="table-column">
      <style:table-column-properties style:column-width="1.402cm"/>
    </style:style>
    <style:style style:name="Table1.G" style:family="table-column">
      <style:table-column-properties style:column-width="1.005cm"/>
    </style:style>
    <style:style style:name="Table1.H" style:family="table-column">
      <style:table-column-properties style:column-width="2.2cm"/>
    </style:style>
    <style:style style:name="Table1.I" style:family="table-column">
      <style:table-column-properties style:column-width="2.004cm"/>
    </style:style>
    <style:style style:name="Table1.A1" style:family="table-cell">
      <style:table-cell-properties style:vertical-align="middle" fo:background-color="#ff33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I1" style:family="table-cell">
      <style:table-cell-properties style:vertical-align="middle" fo:background-color="#ff3399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ff3399" fo:padding="0.097cm" fo:border-left="0.05pt solid #000000" fo:border-right="none" fo:border-top="none" fo:border-bottom="0.05pt solid #000000">
        <style:background-image/>
      </style:table-cell-properties>
    </style:style>
    <style:style style:name="Table1.I2" style:family="table-cell">
      <style:table-cell-properties style:vertical-align="middle" fo:background-color="#ff33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ffffff" style:font-name="Latin Modern Mono Light" fo:font-weight="bold" officeooo:rsid="000c13e2" officeooo:paragraph-rsid="011c793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style:font-name="Latin Modern Mono Light" fo:font-weight="bold" officeooo:rsid="011c793b" officeooo:paragraph-rsid="011c793b" style:font-weight-asian="bold" style:font-weight-complex="bold"/>
    </style:style>
    <style:style style:name="P3" style:family="paragraph" style:parent-style-name="Standard">
      <style:text-properties fo:color="#000000" style:font-name="Latin Modern Mono Light" fo:font-weight="normal" officeooo:rsid="000c13e2" officeooo:paragraph-rsid="001dd9bf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Latin Modern Mono Light" officeooo:rsid="000c13e2" officeooo:paragraph-rsid="001d0159"/>
    </style:style>
    <style:style style:name="P5" style:family="paragraph" style:parent-style-name="Standard">
      <style:text-properties fo:color="#000000" style:font-name="Latin Modern Mono Light" fo:font-style="italic" fo:font-weight="normal" officeooo:rsid="000c13e2" officeooo:paragraph-rsid="001dd9bf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style:font-name="Latin Modern Mono Light" officeooo:rsid="000c13e2" officeooo:paragraph-rsid="000c13e2"/>
    </style:style>
    <style:style style:name="P7" style:family="paragraph" style:parent-style-name="Standard">
      <style:text-properties style:font-name="Latin Modern Mono Light" officeooo:rsid="000c13e2" officeooo:paragraph-rsid="002345fb"/>
    </style:style>
    <style:style style:name="P8" style:family="paragraph" style:parent-style-name="Standard">
      <style:paragraph-properties fo:text-align="justify" style:justify-single-word="false"/>
      <style:text-properties style:font-name="Latin Modern Mono Light" officeooo:rsid="000c13e2" officeooo:paragraph-rsid="002345fb"/>
    </style:style>
    <style:style style:name="P9" style:family="paragraph" style:parent-style-name="Standard">
      <style:paragraph-properties fo:text-align="justify" style:justify-single-word="false"/>
      <style:text-properties style:font-name="Latin Modern Mono Light" officeooo:rsid="000c13e2" officeooo:paragraph-rsid="000c13e2"/>
    </style:style>
    <style:style style:name="P10" style:family="paragraph" style:parent-style-name="Standard">
      <style:paragraph-properties fo:text-align="center" style:justify-single-word="false"/>
      <style:text-properties style:font-name="Latin Modern Mono Light" officeooo:rsid="000c13e2" officeooo:paragraph-rsid="000c13e2"/>
    </style:style>
    <style:style style:name="P11" style:family="paragraph" style:parent-style-name="Standard">
      <style:text-properties style:font-name="Latin Modern Mono Light" officeooo:rsid="000c13e2" officeooo:paragraph-rsid="003aaa18"/>
    </style:style>
    <style:style style:name="P12" style:family="paragraph" style:parent-style-name="Standard">
      <style:text-properties style:font-name="Latin Modern Mono Light" officeooo:rsid="000c13e2" officeooo:paragraph-rsid="005bc8c0"/>
    </style:style>
    <style:style style:name="P13" style:family="paragraph" style:parent-style-name="Standard">
      <style:text-properties style:font-name="Latin Modern Mono Light" officeooo:rsid="000c13e2" officeooo:paragraph-rsid="005927e3"/>
    </style:style>
    <style:style style:name="P14" style:family="paragraph" style:parent-style-name="Standard">
      <style:text-properties style:font-name="Latin Modern Mono Light" fo:font-weight="bold" officeooo:rsid="000c13e2" officeooo:paragraph-rsid="000c13e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atin Modern Mono Light" fo:font-weight="bold" officeooo:rsid="000c13e2" officeooo:paragraph-rsid="000c13e2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atin Modern Mono Light" fo:font-weight="normal" officeooo:rsid="000c13e2" officeooo:paragraph-rsid="002345fb" style:font-weight-asian="normal" style:font-weight-complex="normal"/>
    </style:style>
    <style:style style:name="P17" style:family="paragraph" style:parent-style-name="Standard">
      <style:text-properties style:font-name="Latin Modern Mono Light" fo:font-weight="normal" officeooo:rsid="000c13e2" officeooo:paragraph-rsid="000c13e2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atin Modern Mono Light" fo:font-weight="normal" officeooo:rsid="002a1c1b" officeooo:paragraph-rsid="002345fb" style:font-weight-asian="normal" style:font-weight-complex="normal"/>
    </style:style>
    <style:style style:name="P19" style:family="paragraph" style:parent-style-name="Standard">
      <style:text-properties style:font-name="Latin Modern Mono Light" officeooo:rsid="004e112f" officeooo:paragraph-rsid="000c13e2"/>
    </style:style>
    <style:style style:name="P20" style:family="paragraph" style:parent-style-name="Standard">
      <style:text-properties fo:color="#990066" style:font-name="Latin Modern Mono Light" fo:font-size="14pt" fo:font-weight="bold" officeooo:rsid="000c13e2" officeooo:paragraph-rsid="000c13e2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990066" style:font-name="Latin Modern Mono Light" fo:font-size="14pt" officeooo:rsid="000c13e2" officeooo:paragraph-rsid="000c13e2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fo:color="#ffffff" style:font-name="Latin Modern Mono Light" fo:font-weight="bold" officeooo:rsid="011c793b" officeooo:paragraph-rsid="011c793b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ffffff" style:font-name="Latin Modern Mono Light" fo:font-weight="bold" officeooo:rsid="011e394e" officeooo:paragraph-rsid="011e394e" style:font-weight-asian="bold" style:font-weight-complex="bold"/>
    </style:style>
    <style:style style:name="T1" style:family="text">
      <style:text-properties officeooo:rsid="000d8a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b294" style:font-weight-asian="normal" style:font-weight-complex="normal"/>
    </style:style>
    <style:style style:name="T5" style:family="text">
      <style:text-properties fo:font-weight="normal" officeooo:rsid="001abf5c" style:font-weight-asian="normal" style:font-weight-complex="normal"/>
    </style:style>
    <style:style style:name="T6" style:family="text">
      <style:text-properties fo:font-weight="normal" officeooo:rsid="001d0159" style:font-weight-asian="normal" style:font-weight-complex="normal"/>
    </style:style>
    <style:style style:name="T7" style:family="text">
      <style:text-properties fo:font-weight="normal" officeooo:rsid="001d9df1" style:font-weight-asian="normal" style:font-weight-complex="normal"/>
    </style:style>
    <style:style style:name="T8" style:family="text">
      <style:text-properties fo:font-weight="normal" officeooo:rsid="001f778f" style:font-weight-asian="normal" style:font-weight-complex="normal"/>
    </style:style>
    <style:style style:name="T9" style:family="text">
      <style:text-properties fo:font-weight="normal" officeooo:rsid="00210166" style:font-weight-asian="normal" style:font-weight-complex="normal"/>
    </style:style>
    <style:style style:name="T10" style:family="text">
      <style:text-properties fo:font-weight="normal" officeooo:rsid="002a1c1b" style:font-weight-asian="normal" style:font-weight-complex="normal"/>
    </style:style>
    <style:style style:name="T11" style:family="text">
      <style:text-properties fo:font-weight="normal" officeooo:rsid="002b9e87" style:font-weight-asian="normal" style:font-weight-complex="normal"/>
    </style:style>
    <style:style style:name="T12" style:family="text">
      <style:text-properties fo:font-weight="normal" officeooo:rsid="002e7d80" style:font-weight-asian="normal" style:font-weight-complex="normal"/>
    </style:style>
    <style:style style:name="T13" style:family="text">
      <style:text-properties fo:font-weight="normal" officeooo:rsid="002ed0f0" style:font-weight-asian="normal" style:font-weight-complex="normal"/>
    </style:style>
    <style:style style:name="T14" style:family="text">
      <style:text-properties fo:font-weight="normal" officeooo:rsid="00329071" style:font-weight-asian="normal" style:font-weight-complex="normal"/>
    </style:style>
    <style:style style:name="T15" style:family="text">
      <style:text-properties fo:font-weight="normal" officeooo:rsid="0032c4fd" style:font-weight-asian="normal" style:font-weight-complex="normal"/>
    </style:style>
    <style:style style:name="T16" style:family="text">
      <style:text-properties fo:font-weight="normal" officeooo:rsid="00333479" style:font-weight-asian="normal" style:font-weight-complex="normal"/>
    </style:style>
    <style:style style:name="T17" style:family="text">
      <style:text-properties fo:font-weight="normal" officeooo:rsid="003a4946" style:font-weight-asian="normal" style:font-weight-complex="normal"/>
    </style:style>
    <style:style style:name="T18" style:family="text">
      <style:text-properties fo:font-weight="normal" officeooo:rsid="00dcce81" style:font-weight-asian="normal" style:font-weight-complex="normal"/>
    </style:style>
    <style:style style:name="T19" style:family="text">
      <style:text-properties fo:font-weight="normal" officeooo:rsid="00dd8761" style:font-weight-asian="normal" style:font-weight-complex="normal"/>
    </style:style>
    <style:style style:name="T20" style:family="text">
      <style:text-properties fo:font-weight="normal" officeooo:rsid="00df9a3b" style:font-weight-asian="normal" style:font-weight-complex="normal"/>
    </style:style>
    <style:style style:name="T21" style:family="text">
      <style:text-properties fo:font-weight="normal" officeooo:rsid="00e15bdc" style:font-weight-asian="normal" style:font-weight-complex="normal"/>
    </style:style>
    <style:style style:name="T22" style:family="text">
      <style:text-properties fo:font-weight="normal" officeooo:rsid="00e2f5a7" style:font-weight-asian="normal" style:font-weight-complex="normal"/>
    </style:style>
    <style:style style:name="T23" style:family="text">
      <style:text-properties fo:font-weight="normal" officeooo:rsid="00eafab4" style:font-weight-asian="normal" style:font-weight-complex="normal"/>
    </style:style>
    <style:style style:name="T24" style:family="text">
      <style:text-properties fo:font-weight="normal" officeooo:rsid="00ece0ba" style:font-weight-asian="normal" style:font-weight-complex="normal"/>
    </style:style>
    <style:style style:name="T25" style:family="text">
      <style:text-properties fo:font-weight="normal" officeooo:rsid="00ef71fa" style:font-weight-asian="normal" style:font-weight-complex="normal"/>
    </style:style>
    <style:style style:name="T26" style:family="text">
      <style:text-properties fo:font-weight="normal" officeooo:rsid="00f09eb6" style:font-weight-asian="normal" style:font-weight-complex="normal"/>
    </style:style>
    <style:style style:name="T27" style:family="text">
      <style:text-properties fo:font-weight="normal" officeooo:rsid="00f365f1" style:font-weight-asian="normal" style:font-weight-complex="normal"/>
    </style:style>
    <style:style style:name="T28" style:family="text">
      <style:text-properties fo:font-weight="normal" officeooo:rsid="00f54113" style:font-weight-asian="normal" style:font-weight-complex="normal"/>
    </style:style>
    <style:style style:name="T29" style:family="text">
      <style:text-properties fo:font-weight="normal" officeooo:rsid="00f5fe55" style:font-weight-asian="normal" style:font-weight-complex="normal"/>
    </style:style>
    <style:style style:name="T30" style:family="text">
      <style:text-properties fo:font-weight="normal" officeooo:rsid="00f8e8a1" style:font-weight-asian="normal" style:font-weight-complex="normal"/>
    </style:style>
    <style:style style:name="T31" style:family="text">
      <style:text-properties fo:font-weight="normal" officeooo:rsid="00f9f2bd" style:font-weight-asian="normal" style:font-weight-complex="normal"/>
    </style:style>
    <style:style style:name="T32" style:family="text">
      <style:text-properties fo:font-weight="normal" officeooo:rsid="00fb574d" style:font-weight-asian="normal" style:font-weight-complex="normal"/>
    </style:style>
    <style:style style:name="T33" style:family="text">
      <style:text-properties fo:font-weight="normal" officeooo:rsid="00fca016" style:font-weight-asian="normal" style:font-weight-complex="normal"/>
    </style:style>
    <style:style style:name="T34" style:family="text">
      <style:text-properties fo:font-weight="normal" officeooo:rsid="00fe3711" style:font-weight-asian="normal" style:font-weight-complex="normal"/>
    </style:style>
    <style:style style:name="T35" style:family="text">
      <style:text-properties fo:font-weight="normal" officeooo:rsid="00fedff4" style:font-weight-asian="normal" style:font-weight-complex="normal"/>
    </style:style>
    <style:style style:name="T36" style:family="text">
      <style:text-properties fo:font-weight="normal" officeooo:rsid="00ff9b33" style:font-weight-asian="normal" style:font-weight-complex="normal"/>
    </style:style>
    <style:style style:name="T37" style:family="text">
      <style:text-properties fo:font-weight="normal" officeooo:rsid="0100a143" style:font-weight-asian="normal" style:font-weight-complex="normal"/>
    </style:style>
    <style:style style:name="T38" style:family="text">
      <style:text-properties fo:font-weight="normal" officeooo:rsid="010175cb" style:font-weight-asian="normal" style:font-weight-complex="normal"/>
    </style:style>
    <style:style style:name="T39" style:family="text">
      <style:text-properties fo:font-weight="normal" officeooo:rsid="01099d1e" style:font-weight-asian="normal" style:font-weight-complex="normal"/>
    </style:style>
    <style:style style:name="T40" style:family="text">
      <style:text-properties fo:font-weight="normal" officeooo:rsid="010ab272" style:font-weight-asian="normal" style:font-weight-complex="normal"/>
    </style:style>
    <style:style style:name="T41" style:family="text">
      <style:text-properties fo:font-weight="normal" officeooo:rsid="010e00c1" style:font-weight-asian="normal" style:font-weight-complex="normal"/>
    </style:style>
    <style:style style:name="T42" style:family="text">
      <style:text-properties fo:font-weight="normal" officeooo:rsid="010f9673" style:font-weight-asian="normal" style:font-weight-complex="normal"/>
    </style:style>
    <style:style style:name="T43" style:family="text">
      <style:text-properties fo:font-weight="normal" officeooo:rsid="01128360" style:font-weight-asian="normal" style:font-weight-complex="normal"/>
    </style:style>
    <style:style style:name="T44" style:family="text">
      <style:text-properties fo:font-weight="normal" officeooo:rsid="01155e91" style:font-weight-asian="normal" style:font-weight-complex="normal"/>
    </style:style>
    <style:style style:name="T45" style:family="text">
      <style:text-properties fo:font-weight="normal" officeooo:rsid="0115b074" style:font-weight-asian="normal" style:font-weight-complex="normal"/>
    </style:style>
    <style:style style:name="T46" style:family="text">
      <style:text-properties fo:font-weight="normal" officeooo:rsid="0115f106" style:font-weight-asian="normal" style:font-weight-complex="normal"/>
    </style:style>
    <style:style style:name="T47" style:family="text">
      <style:text-properties officeooo:rsid="00291aae"/>
    </style:style>
    <style:style style:name="T48" style:family="text">
      <style:text-properties officeooo:rsid="0036699b"/>
    </style:style>
    <style:style style:name="T49" style:family="text">
      <style:text-properties officeooo:rsid="003875c0"/>
    </style:style>
    <style:style style:name="T50" style:family="text">
      <style:text-properties officeooo:rsid="0038b372"/>
    </style:style>
    <style:style style:name="T51" style:family="text">
      <style:text-properties officeooo:rsid="003a4946"/>
    </style:style>
    <style:style style:name="T52" style:family="text">
      <style:text-properties officeooo:rsid="003d8cfc"/>
    </style:style>
    <style:style style:name="T53" style:family="text">
      <style:text-properties officeooo:rsid="003f2c2a"/>
    </style:style>
    <style:style style:name="T54" style:family="text">
      <style:text-properties officeooo:rsid="004d1317"/>
    </style:style>
    <style:style style:name="T55" style:family="text">
      <style:text-properties officeooo:rsid="00531d08"/>
    </style:style>
    <style:style style:name="T56" style:family="text">
      <style:text-properties officeooo:rsid="005acded"/>
    </style:style>
    <style:style style:name="T57" style:family="text">
      <style:text-properties officeooo:rsid="006041d6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officeooo:rsid="003a4946" style:font-style-asian="italic" style:font-style-complex="italic"/>
    </style:style>
    <style:style style:name="T60" style:family="text">
      <style:text-properties fo:font-style="italic" officeooo:rsid="0036699b" style:font-style-asian="italic" style:font-style-complex="italic"/>
    </style:style>
    <style:style style:name="T61" style:family="text">
      <style:text-properties officeooo:rsid="00cf4b6b"/>
    </style:style>
    <style:style style:name="T62" style:family="text">
      <style:text-properties officeooo:rsid="010ab272"/>
    </style:style>
    <style:style style:name="T63" style:family="text">
      <style:text-properties officeooo:rsid="012bca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1.Introdução </text:p>
      <text:p text:style-name="P5"><text:tab/><text:span text:style-name="T1">Problemas: Tempo de simulação; Gerenciamento das depêndencias; Gerenciamento da simulação; Falta de benchmarks disponíveis; Falta de padronização no uso dos simuladores.</text:span></text:p>
      <text:p text:style-name="P3"/>
      <text:p text:style-name="P4"><text:span text:style-name="T4"><text:tab/></text:span><text:span text:style-name="T5">Atualmente, </text:span><text:span text:style-name="T8">os </text:span><text:span text:style-name="T5">pesquisador</text:span><text:span text:style-name="T8">es</text:span><text:span text:style-name="T5"> da UNIOESTE que trabalham com a exploração de espaço de projeto, utilizam apenas um computador. Caso queiram realizar experimentos ou simulações, eles dependem do poder computacional de sua máquina. Para acelerar a simulação, alguns optam por usar uma máquina virtual do servidor da própria universidade ou outras máquinas de terceiros. Porém, isso ocasiona um problema, que é o gerenciamento de todas essas máquinas, que deve ser feito manualmente, ou seja, desde a disparação da configuração do espaço a ser explorado, da disparação da simulação, da organização e coleta de dados, devem ser preparados de uma forma que tem pouco aproveitamento de um sistema que automatize todas essas atividades. </text:span><text:span text:style-name="T6">Outra questão, é que ele deve instalar manualmente todas as ferramentas necessárias, e testar se estão configuradas corretamentes, consumindo tempo que poderia ser usado para a própria pesquisa. </text:span></text:p>
      <text:p text:style-name="P4"><text:span text:style-name="T6"><text:tab/>Uma das áreas de pesquisa é o desenvolvimento de métodos que otimizem o tempo de exploração de um espaço de projeto. </text:span><text:span text:style-name="T5"><text:s/></text:span><text:span text:style-name="T6">A integração do método desenvolvido com as ferramentas não são triviais. Outra questão, é avaliar o desempenho do método em si, </text:span><text:span text:style-name="T9">o qual</text:span><text:span text:style-name="T6"> não </text:span><text:span text:style-name="T9">possuem</text:span><text:span text:style-name="T6"> muitos benchmarks disponíveis </text:span><text:span text:style-name="T9">para avalia-lo</text:span><text:span text:style-name="T6">, dificultando a comparação com trabalhos alheios. </text:span><text:span text:style-name="T7">Também, para novos pesquisadores irão trabalhar nessa mesma linha, que não estão interessados em desenvolver o melhorar um simulador, o aprendizado de seu uso pode não ser desejado. Isso pode piorar caso ele tenha que trabalhar com diversos simuladores em que não tenham nenhum padrão de interação. </text:span></text:p>
      <text:p text:style-name="P14"><text:tab/></text:p>
      <text:p text:style-name="P20">2. Apresentação das soluções</text:p>
      <text:p text:style-name="P7"><text:tab/><text:span text:style-name="T1">O que é: Sistema Distribuido Modular e Colaborativo para Exploração de Espaço de Projeto.</text:span></text:p>
      <text:p text:style-name="P7"><text:tab/></text:p>
      <text:p text:style-name="P8"><text:tab/><text:span text:style-name="T47">Tempo de simulação: Para resolver o problema do tempo de simulação, o sistema proposto suportará a distribuição do espaço de projeto criado, em diversas máquinas com recursos ociosos automaticamente. </text:span></text:p>
      <text:p text:style-name="P16"/>
      <text:p text:style-name="P8"><text:span text:style-name="T3"><text:tab/></text:span><text:span text:style-name="T10">Gerenciamento de depêndencias: </text:span><text:span text:style-name="T11">Com o uso de máquinas virtuais, que possuem todos os softwares necessários já instalados, a máquina que servirá como recurso computancional, apenas terá </text:span><text:span text:style-name="T12">que</text:span><text:span text:style-name="T11"> baixar a máquina virtual. </text:span></text:p>
      <text:p text:style-name="P18"/>
      <text:p text:style-name="P8"><text:span text:style-name="T10"><text:tab/>Gerenciamento de simulação: </text:span><text:span text:style-name="T14">O sistema unificará a interação com todas as máquinas disponíveis, usando uma interface web. Só precisando que em cada máquina tenha instalado um </text:span><text:span text:style-name="T15">sof</text:span><text:span text:style-name="T16">t</text:span><text:span text:style-name="T15">ware</text:span><text:span text:style-name="T14"> de gerenciamento. </text:span></text:p>
      <text:p text:style-name="P18"/>
      <text:p text:style-name="P8"><text:soft-page-break/><text:span text:style-name="T10"><text:tab/>Falta de benchmarks disponíveis: </text:span><text:span text:style-name="T13">Todos os espaços simulados estarão disponíveis para todos os pesquisadores que usarão a ferramenta, para que possam avaliar seus métodos. </text:span></text:p>
      <text:p text:style-name="P18"/>
      <text:p text:style-name="P8"><text:span text:style-name="T10"><text:tab/>Falta de padronização dos simuladores: </text:span><text:span text:style-name="T13">O sistema será construido como um metaframework, que permitirá a integração de diferentes simuladores, por um pesquisador, usando uma interface padronizada. Assim, outros usuários poderão usar essas ferramentas, apenas aprendendo a interface do sistema.</text:span></text:p>
      <text:p text:style-name="P6"/>
      <text:p text:style-name="P20">3. Viabilidade Operacional </text:p>
      <text:p text:style-name="P9"><text:tab/><text:span text:style-name="T60">Performace</text:span><text:span text:style-name="T48">: Os experimentos são realizados de forma manual, em que vários processos, potencialmente, podem ser automatizados por algum sistema. Atualmente, perde-se muito tempo gerenciando os estudos de caso, em que este poderia ser investido em outras atividades pertinentes a pesquisa. Por exemplo, caso o pesquisador queira distribui uma simulação em máquinas diferentes, ele manualmente terá que configurar cada uma individualmente. Outra questão, é que os dados gerados são armazenados na máquina que executou-a, restando para o pesquisador coleta-los separadamente. Os membros do grupo de pesquisa notam que várias etapas, desse processo poderiam ser automatizadas por um sistema computacional. Então, o desenvolvimento neste caso é apropriado.</text:span></text:p>
      <text:p text:style-name="P9"><text:tab/><text:span text:style-name="T59">Information</text:span><text:span text:style-name="T51">: Atualmente, para diferentes experimentos ou estudo de caso, não existe nenhum padrão na organização dos dados produzidos. Com isso, a extração dos dados pertinentes no estudo acabam ocasionando, que toda vez o pesquisador crie </text:span><text:span text:style-name="T59">scripts</text:span><text:span text:style-name="T51"> diferentes para obtê-los. Novamente, essa metodologia ou </text:span><text:span text:style-name="T17">falta dela</text:span><text:span text:style-name="T51"> causa uma ineficiência. Com isso, percebe-se que nesse aspecto, uma solução computacional poderia aumentar a produtividade.</text:span></text:p>
      <text:p text:style-name="P9"><text:tab/><text:span text:style-name="T49">Economic: Devido a particularidade do problema a ser resolvido, destaca-se que no processo atual não existe nenhum custo, por parte dos membros envolvido na organização, durante a pesquisa. Todo o custo inerente ao processo é financiado por meio de bolsas de iniciação científica. <text:s/>Então, no momento esse critério tem uma pretenção neutra, ou seja, não é relevante ao estudo de viabilidade. </text:span></text:p>
      <text:p text:style-name="P9"><text:span text:style-name="T58"><text:tab/></text:span><text:span text:style-name="T59">Control</text:span><text:span text:style-name="T51">: Devido a falta de automatização no processo, existe uma propenssão a erros. Isso pode ocasionar a corrupção de dados produzidos, invalidando-os e prejudicando a comunidade científica e o pesquisador. <text:s/>Então, a implementação de um sistema computacional, mais uma vez, <text:s/>prova-se interessante neste aspecto.</text:span></text:p>
      <text:p text:style-name="P9"><text:tab/><text:span text:style-name="T59">Efficiency</text:span><text:span text:style-name="T51">: O modelo atual de operação, em que alguns pontos já destacados anteriormente, somado a outros problemas, faz com que os pesquisadores gastem tempo na gerencia do estudo de caso, além de não aproveitar todo o recurso computacional disponível. Obviamente, isso não é desejável. Portanto, uma automatização de todo o processo aumentaria a eficiência. </text:span></text:p>
      <text:p text:style-name="P9"><text:soft-page-break/><text:tab/><text:span text:style-name="T59">Service</text:span><text:span text:style-name="T51">: O modo atual depende muito da capacidade dos pesquisadores de gerenciar todas as suas atividades. Devido a imprevisibilidade do ser humano, erros podem ocorrer. Isso torna o processo pouco ideal, sendo sucetível a erros. <text:s/>Também, a adaptabilidade aos novos problemas dependem muito do pesquisador. Um sistema poderia implicar em uma metodolgia que os </text:span><text:span text:style-name="T59">stakeholders</text:span><text:span text:style-name="T51"> poderia seguir, aumentando a confiabilidade.</text:span></text:p>
      <text:p text:style-name="P9"><text:tab/><text:span text:style-name="T61">Com os dados acima, concluimos que um sistema caso bem projetado para atender as necessidades atuais dos pesquisadores é viável operacionalmente.</text:span></text:p>
      <text:p text:style-name="P6"/>
      <text:p text:style-name="P20">4. Viabilidade Técnica </text:p>
      <text:p text:style-name="P15"><text:tab/><text:span text:style-name="T18">A solução proposta é viável tecnicamente, po</text:span><text:span text:style-name="T19">is existem soluções semelhantes, porém, para diferentes domínios. </text:span><text:span text:style-name="T20">Para </text:span><text:span text:style-name="T21">implementar o sistema </text:span><text:span text:style-name="T22">será </text:span><text:span text:style-name="T23">usado Python como a principal linguagem </text:span><text:span text:style-name="T24">de programação, </text:span><text:span text:style-name="T25">que é </text:span><text:span text:style-name="T29">muito</text:span><text:span text:style-name="T25"> usado atualmente </text:span><text:span text:style-name="T26">por empresas </text:span><text:span text:style-name="T27">nas aplicações do tipo cliente-servidor. <text:s/></text:span><text:span text:style-name="T28">Também, </text:span><text:span text:style-name="T30">para dese</text:span><text:span text:style-name="T31">nvolver </text:span><text:span text:style-name="T32">a interface web será usado </text:span><text:span text:style-name="T33">o</text:span><text:span text:style-name="T35">s</text:span><text:span text:style-name="T33"> framework</text:span><text:span text:style-name="T35">s</text:span><text:span text:style-name="T33"> </text:span><text:span text:style-name="T34">Django </text:span><text:span text:style-name="T35">e Bootstrap, além das linguage</text:span><text:span text:style-name="T38">ns css, html e</text:span><text:span text:style-name="T35"> </text:span><text:span text:style-name="T36">javascript</text:span><text:span text:style-name="T37">.</text:span><text:span text:style-name="T34"> </text:span><text:span text:style-name="T39">Para gerenciar as máquinas virtuais será usado o framework OpenNebula. </text:span><text:span text:style-name="T40">Para o banco de dados </text:span><text:span text:style-name="T62">(?)</text:span><text:span text:style-name="T40">. </text:span><text:span text:style-name="T41">Os membros da empresa </text:span><text:span text:style-name="T42">X, que irão desenvolver o sistema </text:span><text:span text:style-name="T43">em estudo, </text:span><text:span text:style-name="T45">a Tabela X mostra </text:span><text:span text:style-name="T46">o nível de </text:span><text:span text:style-name="T44">domínios nas ferramentas.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22">Equipe/</text:p>
            <text:p text:style-name="P22">Ferramenta</text:p>
          </table:table-cell>
          <table:table-cell table:style-name="Table1.A1" office:value-type="string">
            <text:p text:style-name="P1"><text:span text:style-name="T52">Python</text:span></text:p>
          </table:table-cell>
          <table:table-cell table:style-name="Table1.A1" office:value-type="string">
            <text:p text:style-name="P1"><text:span text:style-name="T52">Django</text:span></text:p>
          </table:table-cell>
          <table:table-cell table:style-name="Table1.A1" office:value-type="string">
            <text:p text:style-name="P1"><text:span text:style-name="T53">OpenNebula</text:span></text:p>
          </table:table-cell>
          <table:table-cell table:style-name="Table1.A1" office:value-type="string">
            <text:p text:style-name="P22">MySQL</text:p>
          </table:table-cell>
          <table:table-cell table:style-name="Table1.A1" office:value-type="string">
            <text:p text:style-name="P1"><text:span text:style-name="T52">html</text:span></text:p>
          </table:table-cell>
          <table:table-cell table:style-name="Table1.A1" office:value-type="string">
            <text:p text:style-name="P2">css</text:p>
          </table:table-cell>
          <table:table-cell table:style-name="Table1.A1" office:value-type="string">
            <text:p text:style-name="P2">Javascript</text:p>
          </table:table-cell>
          <table:table-cell table:style-name="Table1.I1" office:value-type="string">
            <text:p text:style-name="P2">Bootstrap</text:p>
          </table:table-cell>
        </table:table-row>
        <table:table-row>
          <table:table-cell table:style-name="Table1.A2" office:value-type="string">
            <text:p text:style-name="P22">João </text:p>
          </table:table-cell>
          <table:table-cell table:style-name="Table1.A2" office:value-type="string">
            <text:p text:style-name="P23">5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3">X</text:p>
          </table:table-cell>
          <table:table-cell table:style-name="Table1.A2" office:value-type="string">
            <text:p text:style-name="P23">0,5</text:p>
          </table:table-cell>
          <table:table-cell table:style-name="Table1.A2" office:value-type="string">
            <text:p text:style-name="P23">1,5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3">4,5</text:p>
          </table:table-cell>
          <table:table-cell table:style-name="Table1.I2" office:value-type="string">
            <text:p text:style-name="P23">0</text:p>
          </table:table-cell>
        </table:table-row>
        <table:table-row>
          <table:table-cell table:style-name="Table1.A2" office:value-type="string">
            <text:p text:style-name="P23">Matheus</text:p>
          </table:table-cell>
          <table:table-cell table:style-name="Table1.A2" office:value-type="string">
            <text:p text:style-name="P23">5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3">4</text:p>
          </table:table-cell>
          <table:table-cell table:style-name="Table1.A2" office:value-type="string">
            <text:p text:style-name="P23">1,5</text:p>
          </table:table-cell>
          <table:table-cell table:style-name="Table1.A2" office:value-type="string">
            <text:p text:style-name="P23">4</text:p>
          </table:table-cell>
          <table:table-cell table:style-name="Table1.A2" office:value-type="string">
            <text:p text:style-name="P23">2</text:p>
          </table:table-cell>
          <table:table-cell table:style-name="Table1.A2" office:value-type="string">
            <text:p text:style-name="P23">X</text:p>
          </table:table-cell>
          <table:table-cell table:style-name="Table1.I2" office:value-type="string">
            <text:p text:style-name="P23">0</text:p>
          </table:table-cell>
        </table:table-row>
        <table:table-row>
          <table:table-cell table:style-name="Table1.A2" office:value-type="string">
            <text:p text:style-name="P22">Renan </text:p>
          </table:table-cell>
          <table:table-cell table:style-name="Table1.A2" office:value-type="string">
            <text:p text:style-name="P23">6,5</text:p>
          </table:table-cell>
          <table:table-cell table:style-name="Table1.A2" office:value-type="string">
            <text:p text:style-name="P23">3</text:p>
          </table:table-cell>
          <table:table-cell table:style-name="Table1.A2" office:value-type="string">
            <text:p text:style-name="P23">X</text:p>
          </table:table-cell>
          <table:table-cell table:style-name="Table1.A2" office:value-type="string">
            <text:p text:style-name="P23">0,5</text:p>
          </table:table-cell>
          <table:table-cell table:style-name="Table1.A2" office:value-type="string">
            <text:p text:style-name="P23">4,5</text:p>
          </table:table-cell>
          <table:table-cell table:style-name="Table1.A2" office:value-type="string">
            <text:p text:style-name="P23">4,5</text:p>
          </table:table-cell>
          <table:table-cell table:style-name="Table1.A2" office:value-type="string">
            <text:p text:style-name="P23">3,5</text:p>
          </table:table-cell>
          <table:table-cell table:style-name="Table1.I2" office:value-type="string">
            <text:p text:style-name="P23">3,5</text:p>
          </table:table-cell>
        </table:table-row>
        <table:table-row>
          <table:table-cell table:style-name="Table1.A2" office:value-type="string">
            <text:p text:style-name="P23">Relevância</text:p>
          </table:table-cell>
          <table:table-cell table:style-name="Table1.A2" office:value-type="string">
            <text:p text:style-name="P23">9</text:p>
          </table:table-cell>
          <table:table-cell table:style-name="Table1.A2" office:value-type="string">
            <text:p text:style-name="P23">8</text:p>
          </table:table-cell>
          <table:table-cell table:style-name="Table1.A2" office:value-type="string">
            <text:p text:style-name="P23">7</text:p>
          </table:table-cell>
          <table:table-cell table:style-name="Table1.A2" office:value-type="string">
            <text:p text:style-name="P23">9,5</text:p>
          </table:table-cell>
          <table:table-cell table:style-name="Table1.A2" office:value-type="string">
            <text:p text:style-name="P23">9</text:p>
          </table:table-cell>
          <table:table-cell table:style-name="Table1.A2" office:value-type="string">
            <text:p text:style-name="P23">6</text:p>
          </table:table-cell>
          <table:table-cell table:style-name="Table1.A2" office:value-type="string">
            <text:p text:style-name="P23">7</text:p>
          </table:table-cell>
          <table:table-cell table:style-name="Table1.I2" office:value-type="string">
            <text:p text:style-name="P23">7</text:p>
          </table:table-cell>
        </table:table-row>
      </table:table>
      <text:p text:style-name="P9"/>
      <text:p text:style-name="P9"><text:tab/><text:span text:style-name="T63">O ideal é ter domínio de pelo menos 8 em todas as ferramentas utilizadas. No entanto, como algumas partes do trabalho serão subdivididas, portanto, não é necessário que todos os mebros tenha um bom conhecimento delas. Caso os integrantes da equipe de desenvolvimento estejam qualificados para a fase de implementação, então a solução proposta é viável neste quesito.</text:span></text:p>
      <text:p text:style-name="P6"/>
      <text:p text:style-name="P20">5.Viabilidade Econômica </text:p>
      <text:p text:style-name="P11"><text:tab/><text:span text:style-name="T50">List = [Dominio, Servidor Web, Servidor de Armazenamento, Manutenção]</text:span></text:p>
      <text:p text:style-name="P11"/>
      <text:p text:style-name="P20">6.Viabilidade de Cronograma <text:span text:style-name="T58">🕛</text:span></text:p>
      <text:p text:style-name="P12"><text:tab/><text:span text:style-name="T55">Total: 6 meses</text:span></text:p>
      <text:p text:style-name="P19"><text:tab/>SystemComponent:Time[planejamento:implementação:teste]{dias(HORAS)}</text:p>
      <text:p text:style-name="P6"><text:tab/><text:span text:style-name="T54">Web Interface:[20:35:5]</text:span></text:p>
      <text:p text:style-name="P6"><text:soft-page-break/><text:tab/><text:span text:style-name="T54">Host Manager:[10:15:5]</text:span></text:p>
      <text:p text:style-name="P6"><text:tab/><text:span text:style-name="T54">VM:[10:30:5]</text:span></text:p>
      <text:p text:style-name="P13"><text:tab/>Database:[15:7:<text:span text:style-name="T56">10</text:span>]</text:p>
      <text:p text:style-name="P6"><text:tab/><text:span text:style-name="T54">Broker:[15:5:5]</text:span></text:p>
      <text:p text:style-name="P6"><text:tab/><text:span text:style-name="T57">Obs:Multiplicar por um K (Fator de Ajuste)</text:span></text:p>
      <text:p text:style-name="P20">7. Conclusões sobre a Viabilidade de implementação </text:p>
      <text:p text:style-name="P21"/>
      <text:p text:style-name="P20">8 .Escolha do método de gerenciamento</text:p>
      <text:p text:style-name="P21"/>
      <text:p text:style-name="P20">9 .Cronograma de desenvolvimento 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in Modern Mono Light" svg:font-family="'Latin Modern Mono Light'" style:font-pitch="fixed"/>
    <style:font-face style:name="Latin Modern Mono Prop Light" svg:font-family="'Latin Modern Mono Prop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17:30:07.580139639</meta:creation-date>
    <dc:date>2016-08-04T11:01:01.331336414</dc:date>
    <meta:editing-duration>PT3H43M57S</meta:editing-duration>
    <meta:editing-cycles>242</meta:editing-cycles>
    <meta:generator>LibreOffice/5.1.4.2$Linux_X86_64 LibreOffice_project/10m0$Build-2</meta:generator>
    <meta:document-statistic meta:table-count="1" meta:image-count="0" meta:object-count="0" meta:page-count="4" meta:paragraph-count="84" meta:word-count="1098" meta:character-count="7458" meta:non-whitespace-character-count="6391"/>
  </office:meta>
</office:document-meta>
</file>